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c6a" officeooo:paragraph-rsid="0008bc6a"/>
    </style:style>
    <style:style style:name="P2" style:family="paragraph" style:parent-style-name="Standard">
      <style:text-properties style:text-underline-style="solid" style:text-underline-width="auto" style:text-underline-color="font-color" officeooo:rsid="0008bc6a" officeooo:paragraph-rsid="0008bc6a"/>
    </style:style>
    <style:style style:name="P3" style:family="paragraph" style:parent-style-name="Standard">
      <style:text-properties officeooo:rsid="000af11b" officeooo:paragraph-rsid="000af11b"/>
    </style:style>
    <style:style style:name="T1" style:family="text">
      <style:text-properties officeooo:rsid="0008fabc"/>
    </style:style>
    <style:style style:name="T2" style:family="text">
      <style:text-properties officeooo:rsid="000af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jango projects</text:p>
      <text:p text:style-name="P1"/>
      <text:p text:style-name="P1">1. chat application</text:p>
      <text:p text:style-name="P1">2. online school</text:p>
      <text:p text:style-name="P1">3. weather application</text:p>
      <text:p text:style-name="P1">4. resume <text:span text:style-name="T1">builder</text:span></text:p>
      <text:p text:style-name="P1">5. quiz app</text:p>
      <text:p text:style-name="P1">6. e-commerce website</text:p>
      <text:p text:style-name="P1">7. attendence management system</text:p>
      <text:p text:style-name="P1">8. voting system</text:p>
      <text:p text:style-name="P1">9. library management</text:p>
      <text:p text:style-name="P1">10. railway management</text:p>
      <text:p text:style-name="P1">11. video calling app</text:p>
      <text:p text:style-name="P1">12. e-mail sender</text:p>
      <text:p text:style-name="P1">13. currency converter</text:p>
      <text:p text:style-name="P1">14. <text:s/><text:span text:style-name="T2">socket programing</text:span></text:p>
      <text:p text:style-name="P3">15. text to html generat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12:01.161535201</meta:creation-date>
    <dc:date>2021-03-11T09:30:18.388184528</dc:date>
    <meta:editing-duration>PT8M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51" meta:character-count="319" meta:non-whitespace-character-count="283"/>
  </office:meta>
</office:document-meta>
</file>